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4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heta1</text:p>
          </table:table-cell>
          <table:table-cell table:style-name="ce2" office:value-type="float" office:value="135" calcext:value-type="float">
            <text:p>135</text:p>
          </table:table-cell>
          <table:table-cell table:formula="of:=(-2000/127)" office:value-type="float" office:value="-15.748031496063" calcext:value-type="float">
            <text:p>-15.748031496063</text:p>
          </table:table-cell>
          <table:table-cell/>
          <table:table-cell table:formula="of:=(COS([.C3]*3.1415/180))" office:value-type="float" office:value="-0.707057642493085" calcext:value-type="float">
            <text:p>-0.707057642493085</text:p>
          </table:table-cell>
          <table:table-cell table:formula="of:=(SIN([.C3]*3.1415/180))" office:value-type="float" office:value="0.707155916465472" calcext:value-type="float">
            <text:p>0.707155916465472</text:p>
          </table:table-cell>
          <table:table-cell table:formula="of:=((662.05/2/1000)*SIN(([.C3]-45)*3.1415/180))" office:value-type="float" office:value="0.331024999644782" calcext:value-type="float">
            <text:p>0.331024999644782</text:p>
          </table:table-cell>
        </table:table-row>
        <table:table-row table:style-name="ro1">
          <table:table-cell/>
          <table:table-cell table:style-name="ce1" office:value-type="string" calcext:value-type="string">
            <text:p>theta2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2"/>
          <table:table-cell table:formula="of:=(COS([.C4]*3.1415/180))" office:value-type="float" office:value="-0.707188671421005" calcext:value-type="float">
            <text:p>-0.707188671421005</text:p>
          </table:table-cell>
          <table:table-cell table:formula="of:=(SIN([.C4]*3.1415/180))" office:value-type="float" office:value="-0.707024881467261" calcext:value-type="float">
            <text:p>-0.707024881467261</text:p>
          </table:table-cell>
          <table:table-cell table:formula="of:=((662.05/2/1000)*SIN(([.C4]+45)*3.1415/180))" office:value-type="float" office:value="-0.331024996803035" calcext:value-type="float">
            <text:p>-0.331024996803035</text:p>
          </table:table-cell>
        </table:table-row>
        <table:table-row table:style-name="ro1">
          <table:table-cell/>
          <table:table-cell table:style-name="ce1" office:value-type="string" calcext:value-type="string">
            <text:p>theta3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2"/>
          <table:table-cell table:formula="of:=(COS([.C5]*3.1415/180))" office:value-type="float" office:value="0.70699211892404" calcext:value-type="float">
            <text:p>0.70699211892404</text:p>
          </table:table-cell>
          <table:table-cell table:formula="of:=(SIN([.C5]*3.1415/180))" office:value-type="float" office:value="-0.707221424858789" calcext:value-type="float">
            <text:p>-0.707221424858789</text:p>
          </table:table-cell>
          <table:table-cell table:formula="of:=((662.05/2/1000)*SIN(([.C5]-45)*3.1415/180))" office:value-type="float" office:value="-0.331024996803035" calcext:value-type="float">
            <text:p>-0.331024996803035</text:p>
          </table:table-cell>
        </table:table-row>
        <table:table-row table:style-name="ro1">
          <table:table-cell/>
          <table:table-cell table:style-name="ce1" office:value-type="string" calcext:value-type="string">
            <text:p>theta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/>
          <table:table-cell table:formula="of:=(COS([.C6]*3.1415/180))" office:value-type="float" office:value="0.707123159992261" calcext:value-type="float">
            <text:p>0.707123159992261</text:p>
          </table:table-cell>
          <table:table-cell table:formula="of:=(SIN([.C6]*3.1415/180))" office:value-type="float" office:value="0.707090402001441" calcext:value-type="float">
            <text:p>0.707090402001441</text:p>
          </table:table-cell>
          <table:table-cell table:formula="of:=((662.05/2/1000)*SIN(([.C6]+45)*3.1415/180))" office:value-type="float" office:value="0.331024999644782" calcext:value-type="float">
            <text:p>0.33102499964478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table:formula="of:=([.$D$3]*[.F3])" office:value-type="float" office:value="11.1347660235131" calcext:value-type="float">
            <text:p>11.1347660235131</text:p>
          </table:table-cell>
          <table:table-cell table:formula="of:=([.$D$3]*[.G3])" office:value-type="float" office:value="-11.1363136451255" calcext:value-type="float">
            <text:p>-11.1363136451255</text:p>
          </table:table-cell>
          <table:table-cell table:formula="of:=([.$D$3]*[.H3])" office:value-type="float" office:value="-5.21299212039026" calcext:value-type="float">
            <text:p>-5.21299212039026</text:p>
          </table:table-cell>
        </table:table-row>
        <table:table-row table:style-name="ro1">
          <table:table-cell table:number-columns-repeated="5"/>
          <table:table-cell table:formula="of:=([.$D$3]*[.F4])" office:value-type="float" office:value="11.1368294711969" calcext:value-type="float">
            <text:p>11.1368294711969</text:p>
          </table:table-cell>
          <table:table-cell table:formula="of:=([.$D$3]*[.G4])" office:value-type="float" office:value="11.1342501018466" calcext:value-type="float">
            <text:p>11.1342501018466</text:p>
          </table:table-cell>
          <table:table-cell table:formula="of:=([.$D$3]*[.H4])" office:value-type="float" office:value="5.21299207563835" calcext:value-type="float">
            <text:p>5.21299207563835</text:p>
          </table:table-cell>
        </table:table-row>
        <table:table-row table:style-name="ro1">
          <table:table-cell table:number-columns-repeated="5"/>
          <table:table-cell table:formula="of:=([.$D$3]*[.F5])" office:value-type="float" office:value="-11.1337341562841" calcext:value-type="float">
            <text:p>-11.1337341562841</text:p>
          </table:table-cell>
          <table:table-cell table:formula="of:=([.$D$3]*[.G5])" office:value-type="float" office:value="11.1373452733668" calcext:value-type="float">
            <text:p>11.1373452733668</text:p>
          </table:table-cell>
          <table:table-cell table:formula="of:=([.$D$3]*[.H5])" office:value-type="float" office:value="5.21299207563835" calcext:value-type="float">
            <text:p>5.21299207563835</text:p>
          </table:table-cell>
        </table:table-row>
        <table:table-row table:style-name="ro1">
          <table:table-cell table:number-columns-repeated="5"/>
          <table:table-cell table:formula="of:=([.$D$3]*[.F6])" office:value-type="float" office:value="-11.1357977951537" calcext:value-type="float">
            <text:p>-11.1357977951537</text:p>
          </table:table-cell>
          <table:table-cell table:formula="of:=([.$D$3]*[.G6])" office:value-type="float" office:value="-11.1352819212825" calcext:value-type="float">
            <text:p>-11.1352819212825</text:p>
          </table:table-cell>
          <table:table-cell table:formula="of:=([.$D$3]*[.H6])" office:value-type="float" office:value="-5.21299212039026" calcext:value-type="float">
            <text:p>-5.2129921203902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heta1</text:p>
          </table:table-cell>
          <table:table-cell table:style-name="ce2" office:value-type="float" office:value="180" calcext:value-type="float">
            <text:p>180</text:p>
          </table:table-cell>
          <table:table-cell table:formula="of:=(-2000/127)" office:value-type="float" office:value="-15.748031496063" calcext:value-type="float">
            <text:p>-15.748031496063</text:p>
          </table:table-cell>
          <table:table-cell/>
          <table:table-cell table:style-name="ce7" table:formula="of:=(COS([.C16]*3.14159265358979/180))" office:value-type="float" office:value="-1" calcext:value-type="float">
            <text:p>-1.00</text:p>
          </table:table-cell>
          <table:table-cell table:style-name="ce7" table:formula="of:=(SIN([.C16]*3.14159265358979/180))" office:value-type="float" office:value="3.23108914886517E-015" calcext:value-type="float">
            <text:p>0.00</text:p>
          </table:table-cell>
          <table:table-cell table:formula="of:=(([.$C$20]/1000)*SIN(([.C16]-[.C21])*3.14159265358979/180))" office:value-type="float" office:value="0.359987264635477" calcext:value-type="float">
            <text:p>0.359987264635477</text:p>
          </table:table-cell>
        </table:table-row>
        <table:table-row table:style-name="ro1">
          <table:table-cell/>
          <table:table-cell table:style-name="ce1" office:value-type="string" calcext:value-type="string">
            <text:p>theta2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2"/>
          <table:table-cell table:style-name="ce7" table:formula="of:=(COS([.C17]*3.14159265358979/180))" office:value-type="float" office:value="-4.62458911837273E-015" calcext:value-type="float">
            <text:p>0.00</text:p>
          </table:table-cell>
          <table:table-cell table:style-name="ce7" table:formula="of:=(SIN([.C17]*3.14159265358979/180))" office:value-type="float" office:value="-1" calcext:value-type="float">
            <text:p>-1.00</text:p>
          </table:table-cell>
          <table:table-cell table:formula="of:=(([.$C$20]/1000)*SIN(([.C17]-[.C22])*3.14159265358979/180))" office:value-type="float" office:value="-0.359987264635478" calcext:value-type="float">
            <text:p>-0.359987264635478</text:p>
          </table:table-cell>
        </table:table-row>
        <table:table-row table:style-name="ro1">
          <table:table-cell/>
          <table:table-cell table:style-name="ce1" office:value-type="string" calcext:value-type="string">
            <text:p>theta3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/>
          <table:table-cell table:style-name="ce7" table:formula="of:=(COS([.C18]*3.14159265358979/180))" office:value-type="float" office:value="1" calcext:value-type="float">
            <text:p>1.00</text:p>
          </table:table-cell>
          <table:table-cell table:style-name="ce7" table:formula="of:=(SIN([.C18]*3.14159265358979/180))" office:value-type="float" office:value="-6.46217829773035E-015" calcext:value-type="float">
            <text:p>0.00</text:p>
          </table:table-cell>
          <table:table-cell table:formula="of:=(([.$C$20]/1000)*SIN(([.C18]-[.C23])*3.14159265358979/180))" office:value-type="float" office:value="-0.359987264635478" calcext:value-type="float">
            <text:p>-0.359987264635478</text:p>
          </table:table-cell>
        </table:table-row>
        <table:table-row table:style-name="ro1">
          <table:table-cell/>
          <table:table-cell table:style-name="ce1" office:value-type="string" calcext:value-type="string">
            <text:p>theta4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/>
          <table:table-cell table:style-name="ce7" table:formula="of:=(COS([.C19]*3.14159265358979/180))" office:value-type="float" office:value="1.61554457443259E-015" calcext:value-type="float">
            <text:p>0.00</text:p>
          </table:table-cell>
          <table:table-cell table:style-name="ce7" table:formula="of:=(SIN([.C19]*3.14159265358979/180))" office:value-type="float" office:value="1" calcext:value-type="float">
            <text:p>1.00</text:p>
          </table:table-cell>
          <table:table-cell table:formula="of:=(([.$C$20]/1000)*SIN(([.C19]-[.C24])*3.14159265358979/180))" office:value-type="float" office:value="0.359987264635477" calcext:value-type="float">
            <text:p>0.359987264635477</text:p>
          </table:table-cell>
        </table:table-row>
        <table:table-row table:style-name="ro1">
          <table:table-cell/>
          <table:table-cell table:style-name="ce1" office:value-type="string" calcext:value-type="string">
            <text:p>length</text:p>
          </table:table-cell>
          <table:table-cell table:style-name="ce1" office:value-type="float" office:value="419.315" calcext:value-type="float">
            <text:p>419.31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 table:style-name="ce1" office:value-type="float" office:value="59.15" calcext:value-type="float">
            <text:p>59.1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2</text:p>
          </table:table-cell>
          <table:table-cell table:style-name="ce1" office:value-type="float" office:value="-30.85" calcext:value-type="float">
            <text:p>-30.8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3</text:p>
          </table:table-cell>
          <table:table-cell table:style-name="ce1" office:value-type="float" office:value="59.15" calcext:value-type="float">
            <text:p>59.15</text:p>
          </table:table-cell>
          <table:table-cell table:number-columns-repeated="2"/>
          <table:table-cell table:style-name="ce7" table:formula="of:=([.$D$3]*[.F16])" office:value-type="float" office:value="15.748031496063" calcext:value-type="float">
            <text:p>15.75</text:p>
          </table:table-cell>
          <table:table-cell table:style-name="ce7" table:formula="of:=([.$D$3]*[.G16])" office:value-type="float" office:value="-0.00000000000005088329" calcext:value-type="float">
            <text:p>0.00</text:p>
          </table:table-cell>
          <table:table-cell table:formula="of:=([.$D$3]*[.H16])" office:value-type="float" office:value="-5.66909078166106" calcext:value-type="float">
            <text:p>-5.66909078166106</text:p>
          </table:table-cell>
        </table:table-row>
        <table:table-row table:style-name="ro1">
          <table:table-cell/>
          <table:table-cell table:style-name="ce1" office:value-type="string" calcext:value-type="string">
            <text:p>B4</text:p>
          </table:table-cell>
          <table:table-cell table:style-name="ce1" office:value-type="float" office:value="-30.85" calcext:value-type="float">
            <text:p>-30.85</text:p>
          </table:table-cell>
          <table:table-cell table:number-columns-repeated="2"/>
          <table:table-cell table:style-name="ce7" table:formula="of:=([.$D$3]*[.F17])" office:value-type="float" office:value="0.00000000000007282818" calcext:value-type="float">
            <text:p>0.00</text:p>
          </table:table-cell>
          <table:table-cell table:style-name="ce7" table:formula="of:=([.$D$3]*[.G17])" office:value-type="float" office:value="15.748031496063" calcext:value-type="float">
            <text:p>15.75</text:p>
          </table:table-cell>
          <table:table-cell table:formula="of:=([.$D$3]*[.H17])" office:value-type="float" office:value="5.66909078166107" calcext:value-type="float">
            <text:p>5.66909078166107</text:p>
          </table:table-cell>
        </table:table-row>
        <table:table-row table:style-name="ro1">
          <table:table-cell table:number-columns-repeated="5"/>
          <table:table-cell table:style-name="ce7" table:formula="of:=([.$D$3]*[.F18])" office:value-type="float" office:value="-15.748031496063" calcext:value-type="float">
            <text:p>-15.75</text:p>
          </table:table-cell>
          <table:table-cell table:style-name="ce7" table:formula="of:=([.$D$3]*[.G18])" office:value-type="float" office:value="0.00000000000010176659" calcext:value-type="float">
            <text:p>0.00</text:p>
          </table:table-cell>
          <table:table-cell table:formula="of:=([.$D$3]*[.H18])" office:value-type="float" office:value="5.66909078166107" calcext:value-type="float">
            <text:p>5.66909078166107</text:p>
          </table:table-cell>
        </table:table-row>
        <table:table-row table:style-name="ro1">
          <table:table-cell table:number-columns-repeated="5"/>
          <table:table-cell table:style-name="ce7" table:formula="of:=([.$D$3]*[.F19])" office:value-type="float" office:value="-0.00000000000002544165" calcext:value-type="float">
            <text:p>0.00</text:p>
          </table:table-cell>
          <table:table-cell table:style-name="ce7" table:formula="of:=([.$D$3]*[.G19])" office:value-type="float" office:value="-15.748031496063" calcext:value-type="float">
            <text:p>-15.75</text:p>
          </table:table-cell>
          <table:table-cell table:formula="of:=([.$D$3]*[.H19])" office:value-type="float" office:value="-5.66909078166106" calcext:value-type="float">
            <text:p>-5.66909078166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number number:decimal-places="3" number:min-decimal-places="3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21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2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9:27:39.473328765</meta:creation-date>
    <dc:date>2024-02-12T21:29:28.445735389</dc:date>
    <meta:editing-duration>PT2H13M28S</meta:editing-duration>
    <meta:editing-cycles>12</meta:editing-cycles>
    <meta:generator>LibreOffice/7.3.7.2$Linux_X86_64 LibreOffice_project/30$Build-2</meta:generator>
    <meta:document-statistic meta:table-count="1" meta:cell-count="76" meta:object-count="0"/>
  </office:meta>
</office:document-meta>
</file>